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" svg:font-family="Courier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Education" style:family="table">
      <style:table-properties style:width="7.3049in" fo:margin-left="0in" table:align="left"/>
    </style:style>
    <style:style style:name="Education.A" style:family="table-column">
      <style:table-column-properties style:column-width="6.2431in"/>
    </style:style>
    <style:style style:name="Education.B" style:family="table-column">
      <style:table-column-properties style:column-width="1.0618in"/>
    </style:style>
    <style:style style:name="Education.A1" style:family="table-cell">
      <style:table-cell-properties style:writing-mode="page"/>
    </style:style>
    <style:style style:name="Coursework" style:family="table">
      <style:table-properties style:width="7.3in" table:align="margins"/>
    </style:style>
    <style:style style:name="Coursework.A" style:family="table-column">
      <style:table-column-properties style:column-width="2.9167in" style:rel-column-width="4200*"/>
    </style:style>
    <style:style style:name="Coursework.B" style:family="table-column">
      <style:table-column-properties style:column-width="1.9444in" style:rel-column-width="2800*"/>
    </style:style>
    <style:style style:name="Coursework.C" style:family="table-column">
      <style:table-column-properties style:column-width="2.4389in" style:rel-column-width="3512*"/>
    </style:style>
    <style:style style:name="Coursework.A1" style:family="table-cell">
      <style:table-cell-properties style:writing-mode="page"/>
    </style:style>
    <style:style style:name="Table8" style:family="table">
      <style:table-properties style:width="7.3111in" fo:margin-left="0in" table:align="left"/>
    </style:style>
    <style:style style:name="Table8.A" style:family="table-column">
      <style:table-column-properties style:column-width="6.3056in"/>
    </style:style>
    <style:style style:name="Table8.B" style:family="table-column">
      <style:table-column-properties style:column-width="1.0056in"/>
    </style:style>
    <style:style style:name="Table8.A1" style:family="table-cell">
      <style:table-cell-properties style:writing-mode="page"/>
    </style:style>
    <style:style style:name="Table7" style:family="table">
      <style:table-properties style:width="7.3111in" fo:margin-left="0in" table:align="left"/>
    </style:style>
    <style:style style:name="Table7.A" style:family="table-column">
      <style:table-column-properties style:column-width="6.3056in"/>
    </style:style>
    <style:style style:name="Table7.B" style:family="table-column">
      <style:table-column-properties style:column-width="1.0056in"/>
    </style:style>
    <style:style style:name="Table7.A1" style:family="table-cell">
      <style:table-cell-properties style:writing-mode="page"/>
    </style:style>
    <style:style style:name="Table6" style:family="table">
      <style:table-properties style:width="7.3111in" fo:margin-left="0in" table:align="left"/>
    </style:style>
    <style:style style:name="Table6.A" style:family="table-column">
      <style:table-column-properties style:column-width="6.3056in"/>
    </style:style>
    <style:style style:name="Table6.B" style:family="table-column">
      <style:table-column-properties style:column-width="1.0056in"/>
    </style:style>
    <style:style style:name="Table6.A1" style:family="table-cell">
      <style:table-cell-properties style:writing-mode="page"/>
    </style:style>
    <style:style style:name="Table9" style:family="table">
      <style:table-properties style:width="7.3111in" fo:margin-left="0in" table:align="left"/>
    </style:style>
    <style:style style:name="Table9.A" style:family="table-column">
      <style:table-column-properties style:column-width="6.3056in"/>
    </style:style>
    <style:style style:name="Table9.B" style:family="table-column">
      <style:table-column-properties style:column-width="1.0056in"/>
    </style:style>
    <style:style style:name="Table9.A1" style:family="table-cell">
      <style:table-cell-properties style:writing-mode="page"/>
    </style:style>
    <style:style style:name="Table3" style:family="table">
      <style:table-properties style:width="7.3111in" fo:margin-left="0in" table:align="left"/>
    </style:style>
    <style:style style:name="Table3.A" style:family="table-column">
      <style:table-column-properties style:column-width="6.3056in"/>
    </style:style>
    <style:style style:name="Table3.B" style:family="table-column">
      <style:table-column-properties style:column-width="1.0056in"/>
    </style:style>
    <style:style style:name="Table3.A1" style:family="table-cell">
      <style:table-cell-properties style:writing-mode="page"/>
    </style:style>
    <style:style style:name="Table4" style:family="table">
      <style:table-properties style:width="7.3111in" fo:margin-left="0in" table:align="left"/>
    </style:style>
    <style:style style:name="Table4.A" style:family="table-column">
      <style:table-column-properties style:column-width="6.1847in"/>
    </style:style>
    <style:style style:name="Table4.B" style:family="table-column">
      <style:table-column-properties style:column-width="1.1264in"/>
    </style:style>
    <style:style style:name="Table4.A1" style:family="table-cell">
      <style:table-cell-properties style:writing-mode="page"/>
    </style:style>
    <style:style style:name="P1" style:family="paragraph" style:parent-style-name="Header">
      <style:paragraph-properties fo:margin-top="0in" fo:margin-bottom="0in" loext:contextual-spacing="false" fo:line-height="115%" fo:text-align="center" style:justify-single-word="false">
        <style:tab-stops>
          <style:tab-stop style:position="3.5646in" style:type="center"/>
          <style:tab-stop style:position="6.9252in" style:type="right"/>
        </style:tab-stops>
      </style:paragraph-properties>
      <style:text-properties fo:font-size="16pt" fo:font-weight="bold" officeooo:rsid="001f65b9" officeooo:paragraph-rsid="001f65b9" style:font-size-asian="16pt" style:font-weight-asian="bold" style:font-size-complex="16pt" style:font-weight-complex="bold"/>
    </style:style>
    <style:style style:name="P2" style:family="paragraph" style:parent-style-name="Header">
      <style:paragraph-properties fo:margin-top="0in" fo:margin-bottom="0in" loext:contextual-spacing="false" fo:line-height="115%" fo:text-align="center" style:justify-single-word="false">
        <style:tab-stops>
          <style:tab-stop style:position="3.252in" style:type="center"/>
          <style:tab-stop style:position="6.9252in" style:type="right"/>
        </style:tab-stops>
      </style:paragraph-properties>
      <style:text-properties officeooo:rsid="001f65b9" officeooo:paragraph-rsid="0062c90c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style:font-name="Liberation Serif" fo:font-size="10pt" officeooo:rsid="001f65b9" officeooo:paragraph-rsid="001f65b9" style:font-size-asian="10pt" style:font-size-complex="10pt"/>
    </style:style>
    <style:style style:name="P4" style:family="paragraph" style:parent-style-name="Text_20_body">
      <style:paragraph-properties fo:margin-top="0in" fo:margin-bottom="0in" loext:contextual-spacing="false" fo:line-height="100%"/>
      <style:text-properties style:font-name="Liberation Serif" fo:font-size="10pt" fo:font-weight="normal" officeooo:rsid="0020dea0" officeooo:paragraph-rsid="0020dea0" style:font-size-asian="10pt" style:font-weight-asian="normal" style:font-size-complex="10pt" style:font-weight-complex="normal"/>
    </style:style>
    <style:style style:name="P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font-name="Liberation Serif" fo:font-size="9pt" officeooo:rsid="0023cf34" officeooo:paragraph-rsid="0023cf34" style:font-size-asian="9pt" style:font-size-complex="9pt"/>
    </style:style>
    <style:style style:name="P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237fff" officeooo:paragraph-rsid="002d3cc2" style:font-size-asian="10pt" style:font-size-complex="10pt"/>
    </style:style>
    <style:style style:name="P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23cf34" officeooo:paragraph-rsid="0024026c" style:font-size-asian="10pt" style:font-size-complex="10pt"/>
    </style:style>
    <style:style style:name="P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font-name="Liberation Serif" fo:font-size="10pt" fo:font-weight="bold" officeooo:rsid="0023cf34" officeooo:paragraph-rsid="00245907" style:font-size-asian="10pt" style:font-weight-asian="bold" style:font-size-complex="10pt" style:font-weight-complex="bold"/>
    </style:style>
    <style:style style:name="P9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fo:background-color="transparent">
        <style:tab-stops>
          <style:tab-stop style:position="5.752in"/>
        </style:tab-stops>
      </style:paragraph-properties>
      <style:text-properties style:font-name="Liberation Serif" fo:font-size="10pt" officeooo:paragraph-rsid="00233ec6" style:font-size-asian="10pt" style:font-size-complex="10pt"/>
    </style:style>
    <style:style style:name="P10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fo:background-color="transparent">
        <style:tab-stops>
          <style:tab-stop style:position="5.752in"/>
        </style:tab-stops>
      </style:paragraph-properties>
      <style:text-properties style:font-name="Liberation Serif" fo:font-size="10pt" fo:font-weight="bold" officeooo:rsid="0022afd7" officeooo:paragraph-rsid="00233ec6" style:font-size-asian="10pt" style:font-weight-asian="bold" style:font-size-complex="10pt" style:font-weight-complex="bold"/>
    </style:style>
    <style:style style:name="P11" style:family="paragraph" style:parent-style-name="List_20_Paragraph" style:master-page-name="">
      <loext:graphic-properties draw:fill="none"/>
      <style:paragraph-properties fo:margin-left="0in" fo:margin-right="0in" fo:margin-top="0in" fo:margin-bottom="0in" loext:contextual-spacing="true" fo:line-height="100%" fo:text-indent="0in" style:auto-text-indent="false" style:page-number="auto" fo:background-color="transparent"/>
      <style:text-properties style:font-name="Liberation Serif" fo:font-size="10pt" fo:font-weight="bold" officeooo:rsid="00237fff" officeooo:paragraph-rsid="002f52ba" style:font-size-asian="8.75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2abf40"/>
    </style:style>
    <style:style style:name="P13" style:family="paragraph" style:parent-style-name="Standard">
      <style:paragraph-properties fo:text-align="start" style:justify-single-word="false"/>
      <style:text-properties officeooo:paragraph-rsid="00438ecb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0pt" officeooo:rsid="00237fff" officeooo:paragraph-rsid="0024026c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0pt" fo:font-weight="bold" officeooo:rsid="0023cf34" officeooo:paragraph-rsid="00245907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0pt" fo:font-weight="bold" officeooo:rsid="001f65b9" officeooo:paragraph-rsid="002633ef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end" style:justify-single-word="false"/>
      <style:text-properties style:font-name="Liberation Serif" fo:font-size="10pt" fo:font-weight="bold" officeooo:rsid="0024026c" officeooo:paragraph-rsid="002633ef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0pt" fo:font-weight="bold" officeooo:rsid="0020dea0" officeooo:paragraph-rsid="0020dea0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0pt" officeooo:rsid="001f65b9" officeooo:paragraph-rsid="001f65b9" style:font-size-asian="8.75pt" style:font-size-complex="10pt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6pt" officeooo:rsid="001f65b9" officeooo:paragraph-rsid="001f65b9" style:font-size-asian="5.25pt" style:font-size-complex="6pt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6pt" fo:font-weight="bold" officeooo:rsid="0023cf34" officeooo:paragraph-rsid="001f65b9" style:font-size-asian="5.25pt" style:font-weight-asian="bold" style:font-size-complex="6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6pt" fo:font-weight="bold" officeooo:rsid="001f65b9" officeooo:paragraph-rsid="001f65b9" style:font-size-asian="5.25pt" style:font-weight-asian="bold" style:font-size-complex="6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6pt" fo:font-weight="bold" officeooo:rsid="0022afd7" officeooo:paragraph-rsid="001f65b9" style:font-size-asian="5.25pt" style:font-weight-asian="bold" style:font-size-complex="6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6pt" fo:font-weight="bold" officeooo:rsid="00237fff" officeooo:paragraph-rsid="001f65b9" style:font-size-asian="5.25pt" style:font-weight-asian="bold" style:font-size-complex="6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9pt" officeooo:rsid="001f65b9" officeooo:paragraph-rsid="001f65b9" style:font-size-asian="9pt" style:font-size-complex="9pt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9pt" officeooo:rsid="001f65b9" officeooo:paragraph-rsid="00438ecb" style:font-size-asian="9pt" style:font-size-complex="9pt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9pt" officeooo:rsid="001f65b9" officeooo:paragraph-rsid="0033aaa9" style:font-size-asian="9pt" style:font-size-complex="9pt"/>
    </style:style>
    <style:style style:name="P28" style:family="paragraph" style:parent-style-name="Standard">
      <style:text-properties officeooo:paragraph-rsid="0024026c"/>
    </style:style>
    <style:style style:name="P29" style:family="paragraph" style:parent-style-name="Standard">
      <style:text-properties officeooo:paragraph-rsid="002abf40"/>
    </style:style>
    <style:style style:name="P30" style:family="paragraph" style:parent-style-name="Standard">
      <style:text-properties officeooo:paragraph-rsid="002d3cc2"/>
    </style:style>
    <style:style style:name="P31" style:family="paragraph" style:parent-style-name="Standard">
      <style:paragraph-properties fo:margin-top="0.1402in" fo:margin-bottom="0in" loext:contextual-spacing="false" fo:text-align="start" style:justify-single-word="false"/>
      <style:text-properties style:font-name="Liberation Serif" fo:font-size="12pt" fo:font-weight="bold" officeooo:rsid="001f65b9" officeooo:paragraph-rsid="001f65b9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Liberation Serif" fo:font-size="10pt" fo:font-weight="bold" officeooo:rsid="002633ef" officeooo:paragraph-rsid="002abf40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Liberation Serif" fo:font-size="10pt" fo:font-weight="bold" officeooo:rsid="002633ef" officeooo:paragraph-rsid="002633ef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Liberation Serif" fo:font-size="10pt" fo:font-weight="bold" officeooo:rsid="002633ef" officeooo:paragraph-rsid="002d3cc2" style:font-size-asian="10pt" style:font-weight-asian="bold" style:font-size-complex="10pt" style:font-weight-complex="bold"/>
    </style:style>
    <style:style style:name="P35" style:family="paragraph" style:parent-style-name="List_20_Paragraph" style:list-style-name="L1">
      <style:paragraph-properties fo:line-height="100%"/>
      <style:text-properties style:font-name="Liberation Serif" fo:font-size="9pt" officeooo:rsid="00458b2b" officeooo:paragraph-rsid="00458b2b" style:font-size-asian="9pt" style:font-size-complex="9pt"/>
    </style:style>
    <style:style style:name="P36" style:family="paragraph" style:parent-style-name="List_20_Paragraph" style:list-style-name="L1">
      <style:paragraph-properties fo:line-height="100%"/>
      <style:text-properties style:font-name="Liberation Serif" fo:font-size="9pt" officeooo:rsid="00458b2b" officeooo:paragraph-rsid="006a4a8c" style:font-size-asian="9pt" style:font-size-complex="9pt"/>
    </style:style>
    <style:style style:name="P37" style:family="paragraph" style:parent-style-name="List_20_Paragraph" style:list-style-name="L1">
      <style:paragraph-properties fo:line-height="100%"/>
      <style:text-properties style:font-name="Liberation Serif" fo:font-size="9pt" officeooo:rsid="006a4a8c" officeooo:paragraph-rsid="006a4a8c" style:font-size-asian="9pt" style:font-size-complex="9pt"/>
    </style:style>
    <style:style style:name="P38" style:family="paragraph" style:parent-style-name="List_20_Paragraph" style:list-style-name="L1">
      <style:paragraph-properties fo:line-height="100%"/>
      <style:text-properties style:font-name="Liberation Serif" fo:font-size="9pt" officeooo:paragraph-rsid="00237fff" style:font-size-asian="9pt" style:font-size-complex="9pt"/>
    </style:style>
    <style:style style:name="P39" style:family="paragraph" style:parent-style-name="List_20_Paragraph" style:list-style-name="L1">
      <style:paragraph-properties fo:line-height="100%"/>
      <style:text-properties style:font-name="Liberation Serif" fo:font-size="9pt" officeooo:paragraph-rsid="00458b2b" style:font-size-asian="9pt" style:font-size-complex="9pt"/>
    </style:style>
    <style:style style:name="P40" style:family="paragraph" style:parent-style-name="List_20_Paragraph" style:list-style-name="L1">
      <style:paragraph-properties fo:line-height="100%"/>
      <style:text-properties style:font-name="Liberation Serif" fo:font-size="9pt" officeooo:rsid="00237fff" officeooo:paragraph-rsid="00458b2b" style:font-size-asian="9pt" style:font-size-complex="9pt"/>
    </style:style>
    <style:style style:name="P41" style:family="paragraph" style:parent-style-name="List_20_Paragraph" style:list-style-name="L1">
      <style:paragraph-properties fo:line-height="100%"/>
      <style:text-properties style:font-name="Liberation Serif" fo:font-size="9pt" officeooo:rsid="004667ba" officeooo:paragraph-rsid="004667ba" style:font-size-asian="9pt" style:font-size-complex="9pt"/>
    </style:style>
    <style:style style:name="P42" style:family="paragraph" style:parent-style-name="List_20_Paragraph" style:list-style-name="L1">
      <style:paragraph-properties fo:line-height="100%"/>
      <style:text-properties style:font-name="Liberation Serif" fo:font-size="9pt" officeooo:rsid="004667ba" officeooo:paragraph-rsid="0047998b" style:font-size-asian="9pt" style:font-size-complex="9pt"/>
    </style:style>
    <style:style style:name="P43" style:family="paragraph" style:parent-style-name="List_20_Paragraph" style:list-style-name="L1">
      <style:paragraph-properties fo:line-height="100%"/>
      <style:text-properties style:font-name="Liberation Serif" fo:font-size="9pt" officeooo:rsid="004667ba" officeooo:paragraph-rsid="0050ce3e" style:font-size-asian="9pt" style:font-size-complex="9pt"/>
    </style:style>
    <style:style style:name="P44" style:family="paragraph" style:parent-style-name="List_20_Paragraph" style:list-style-name="L1">
      <style:paragraph-properties fo:line-height="100%"/>
      <style:text-properties style:font-name="Liberation Serif" fo:font-size="9pt" officeooo:rsid="004667ba" officeooo:paragraph-rsid="0047ecc8" style:font-size-asian="9pt" style:font-size-complex="9pt"/>
    </style:style>
    <style:style style:name="P45" style:family="paragraph" style:parent-style-name="List_20_Paragraph" style:list-style-name="L1">
      <style:paragraph-properties fo:line-height="100%"/>
      <style:text-properties style:font-name="Liberation Serif" fo:font-size="9pt" officeooo:rsid="004667ba" officeooo:paragraph-rsid="0048b2d4" style:font-size-asian="9pt" style:font-size-complex="9pt"/>
    </style:style>
    <style:style style:name="P46" style:family="paragraph" style:parent-style-name="List_20_Paragraph" style:list-style-name="WWNum42">
      <loext:graphic-properties draw:fill="none"/>
      <style:paragraph-properties fo:margin-left="0.2362in" fo:margin-right="0in" fo:margin-top="0in" fo:margin-bottom="0in" loext:contextual-spacing="false" fo:line-height="115%" fo:text-indent="-0.1252in" style:auto-text-indent="false" fo:background-color="transparent"/>
      <style:text-properties style:font-name="Liberation Serif" fo:font-size="8pt" officeooo:rsid="004a83a3" officeooo:paragraph-rsid="004a83a3" style:font-size-asian="8pt" style:font-size-complex="8pt"/>
    </style:style>
    <style:style style:name="P47" style:family="paragraph" style:parent-style-name="List_20_Paragraph" style:list-style-name="WWNum42">
      <style:paragraph-properties fo:margin-left="0.2362in" fo:margin-right="0in" fo:margin-top="0in" fo:margin-bottom="0in" loext:contextual-spacing="false" fo:line-height="115%" fo:text-indent="-0.1252in" style:auto-text-indent="false"/>
      <style:text-properties style:font-name="Liberation Serif" fo:font-size="8pt" officeooo:rsid="00235e67" officeooo:paragraph-rsid="0064cda9" style:font-size-asian="8pt" style:font-size-complex="8pt"/>
    </style:style>
    <style:style style:name="P48" style:family="paragraph" style:parent-style-name="List_20_Paragraph" style:list-style-name="WWNum42">
      <style:paragraph-properties fo:margin-left="0.2362in" fo:margin-right="0in" fo:line-height="115%" fo:text-indent="-0.1252in" style:auto-text-indent="false"/>
      <style:text-properties style:font-name="Liberation Serif" fo:font-size="8pt" style:font-size-asian="8pt" style:font-size-complex="9pt"/>
    </style:style>
    <style:style style:name="P49" style:family="paragraph" style:parent-style-name="List_20_Paragraph" style:list-style-name="WWNum42">
      <style:paragraph-properties fo:margin-left="0.2362in" fo:margin-right="0in" fo:line-height="115%" fo:text-indent="-0.1252in" style:auto-text-indent="false">
        <style:tab-stops>
          <style:tab-stop style:position="2.3701in"/>
        </style:tab-stops>
      </style:paragraph-properties>
      <style:text-properties style:font-name="Liberation Serif" fo:font-size="8pt" style:font-size-asian="8pt" style:font-size-complex="9pt"/>
    </style:style>
    <style:style style:name="P50" style:family="paragraph" style:parent-style-name="List_20_Paragraph" style:list-style-name="WWNum42">
      <style:paragraph-properties fo:margin-left="0.2362in" fo:margin-right="0in" fo:line-height="115%" fo:text-align="start" style:justify-single-word="false" fo:text-indent="-0.1252in" style:auto-text-indent="false"/>
      <style:text-properties style:font-name="Liberation Serif" fo:font-size="8pt" officeooo:paragraph-rsid="00221694" style:font-size-asian="8pt" style:font-size-complex="9pt"/>
    </style:style>
    <style:style style:name="P51" style:family="paragraph" style:parent-style-name="List_20_Paragraph" style:list-style-name="WWNum42">
      <style:paragraph-properties fo:margin-left="0.2346in" fo:margin-right="0in" fo:line-height="115%" fo:text-indent="-0.1252in" style:auto-text-indent="false"/>
      <style:text-properties style:font-name="Liberation Serif" fo:font-size="8pt" style:font-size-asian="8pt" style:font-size-complex="9pt"/>
    </style:style>
    <style:style style:name="P52" style:family="paragraph" style:parent-style-name="List_20_Paragraph" style:list-style-name="WWNum14">
      <style:paragraph-properties fo:margin-left="0in" fo:margin-right="0in" fo:text-indent="0in" style:auto-text-indent="false"/>
      <style:text-properties style:font-name="Liberation Serif" fo:font-size="9pt" officeooo:rsid="00237fff" officeooo:paragraph-rsid="00237fff" style:font-size-asian="9pt" style:font-size-complex="9pt"/>
    </style:style>
    <style:style style:name="P53" style:family="paragraph" style:parent-style-name="List_20_Paragraph" style:list-style-name="L1">
      <style:paragraph-properties fo:margin-left="0in" fo:margin-right="0in" fo:line-height="100%" fo:text-indent="0in" style:auto-text-indent="false"/>
      <style:text-properties style:font-name="Liberation Serif" fo:font-size="9pt" officeooo:rsid="004667ba" officeooo:paragraph-rsid="004667ba" style:font-size-asian="9pt" style:font-size-complex="9pt"/>
    </style:style>
    <style:style style:name="P54" style:family="paragraph" style:parent-style-name="List_20_Paragraph">
      <style:paragraph-properties fo:margin-left="0in" fo:margin-right="0in" fo:line-height="100%" fo:text-indent="0in" style:auto-text-indent="false"/>
      <style:text-properties officeooo:rsid="0056d3a2" officeooo:paragraph-rsid="0048b2d4"/>
    </style:style>
    <style:style style:name="P55" style:family="paragraph" style:parent-style-name="Standard">
      <style:paragraph-properties fo:margin-top="0.1402in" fo:margin-bottom="0in" loext:contextual-spacing="false" fo:text-align="start" style:justify-single-word="false"/>
      <style:text-properties officeooo:paragraph-rsid="001f65b9"/>
    </style:style>
    <style:style style:name="P56" style:family="paragraph">
      <loext:graphic-properties draw:fill-color="#9f0c0c"/>
      <style:paragraph-properties fo:text-align="center"/>
      <style:text-properties fo:font-size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62c90c" style:font-size-asian="8pt" style:font-size-complex="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dea0" style:font-weight-asian="bold" style:font-weight-complex="bold"/>
    </style:style>
    <style:style style:name="T5" style:family="text">
      <style:text-properties fo:font-weight="bold" officeooo:rsid="0065795b" style:font-weight-asian="bold" style:font-weight-complex="bold"/>
    </style:style>
    <style:style style:name="T6" style:family="text">
      <style:text-properties fo:font-weight="bold" officeooo:rsid="006f24e9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f52ba" style:font-weight-asian="normal" style:font-weight-complex="normal"/>
    </style:style>
    <style:style style:name="T9" style:family="text">
      <style:text-properties fo:font-weight="normal" officeooo:rsid="006f24e9" style:font-weight-asian="normal" style:font-weight-complex="normal"/>
    </style:style>
    <style:style style:name="T10" style:family="text">
      <style:text-properties fo:font-weight="normal" officeooo:rsid="006f2e65" style:font-weight-asian="normal" style:font-weight-complex="normal"/>
    </style:style>
    <style:style style:name="T11" style:family="text">
      <style:text-properties officeooo:rsid="001bc7cb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fo:font-size="10pt" fo:font-weight="bold" officeooo:rsid="002abf40" style:font-size-asian="10pt" style:font-weight-asian="bold" style:font-size-complex="10pt" style:font-weight-complex="bold"/>
    </style:style>
    <style:style style:name="T14" style:family="text">
      <style:text-properties style:font-name="Liberation Serif" fo:font-size="10pt" officeooo:rsid="00237fff" style:font-size-asian="10pt" style:font-size-complex="10pt"/>
    </style:style>
    <style:style style:name="T15" style:family="text">
      <style:text-properties style:font-name="Liberation Serif" fo:font-size="10pt" officeooo:rsid="002abf40" style:font-size-asian="10pt" style:font-size-complex="10pt"/>
    </style:style>
    <style:style style:name="T16" style:family="text">
      <style:text-properties style:font-name="Liberation Serif" fo:font-size="10pt" officeooo:rsid="002d3cc2" style:font-size-asian="10pt"/>
    </style:style>
    <style:style style:name="T17" style:family="text">
      <style:text-properties style:font-name="Liberation Serif" officeooo:rsid="002d3cc2"/>
    </style:style>
    <style:style style:name="T18" style:family="text">
      <style:text-properties style:font-name="Liberation Serif" fo:font-size="9pt" officeooo:rsid="0023cf34" style:font-size-asian="9pt" style:font-size-complex="9pt"/>
    </style:style>
    <style:style style:name="T19" style:family="text">
      <style:text-properties style:font-name="Liberation Serif" fo:font-size="9pt" officeooo:rsid="0048b2d4" style:font-size-asian="9pt" style:font-size-complex="9pt"/>
    </style:style>
    <style:style style:name="T20" style:family="text">
      <style:text-properties style:font-name="Liberation Serif" fo:font-size="9pt" officeooo:rsid="001f65b9" style:font-size-asian="9pt" style:font-size-complex="9pt"/>
    </style:style>
    <style:style style:name="T21" style:family="text">
      <style:text-properties style:font-name="Liberation Serif" fo:font-size="9pt" officeooo:rsid="004e2bdc" style:font-size-asian="9pt" style:font-size-complex="9pt"/>
    </style:style>
    <style:style style:name="T22" style:family="text">
      <style:text-properties style:font-name="Liberation Serif" fo:font-size="9pt" fo:font-weight="normal" officeooo:rsid="0023cf34" style:font-size-asian="9pt" style:font-weight-asian="normal" style:font-size-complex="9pt" style:font-weight-complex="normal"/>
    </style:style>
    <style:style style:name="T23" style:family="text">
      <style:text-properties style:font-name="Liberation Serif" fo:font-size="9pt" fo:font-weight="bold" officeooo:rsid="001f65b9" style:font-size-asian="9pt" style:font-weight-asian="bold" style:font-size-complex="9pt" style:font-weight-complex="bold"/>
    </style:style>
    <style:style style:name="T24" style:family="text">
      <style:text-properties style:font-name="Liberation Serif" officeooo:rsid="003b7df5"/>
    </style:style>
    <style:style style:name="T25" style:family="text">
      <style:text-properties style:font-name="Liberation Serif" fo:font-size="12pt" fo:font-weight="bold" officeooo:rsid="006fe6d6" style:font-size-asian="12pt" style:font-weight-asian="bold" style:font-size-complex="12pt" style:font-weight-complex="bold"/>
    </style:style>
    <style:style style:name="T26" style:family="text">
      <style:text-properties style:font-name="Liberation Serif" fo:font-size="12pt" fo:font-weight="bold" officeooo:rsid="001f65b9" style:font-size-asian="12pt" style:font-weight-asian="bold" style:font-size-complex="12pt" style:font-weight-complex="bold"/>
    </style:style>
    <style:style style:name="T27" style:family="text">
      <style:text-properties style:font-name="Liberation Serif" fo:font-size="12pt" fo:font-weight="bold" officeooo:rsid="0071190a" style:font-size-asian="12pt" style:font-weight-asian="bold" style:font-size-complex="12pt" style:font-weight-complex="bold"/>
    </style:style>
    <style:style style:name="T28" style:family="text">
      <style:text-properties officeooo:rsid="002a2d26"/>
    </style:style>
    <style:style style:name="T29" style:family="text">
      <style:text-properties officeooo:rsid="002abf40"/>
    </style:style>
    <style:style style:name="T30" style:family="text">
      <style:text-properties officeooo:rsid="0033aaa9"/>
    </style:style>
    <style:style style:name="T31" style:family="text">
      <style:text-properties officeooo:rsid="002f52ba"/>
    </style:style>
    <style:style style:name="T32" style:family="text">
      <style:text-properties fo:font-size="9pt" fo:font-weight="normal" officeooo:rsid="005fb033" style:font-size-asian="9pt" style:font-weight-asian="normal" style:font-weight-complex="normal"/>
    </style:style>
    <style:style style:name="T33" style:family="text">
      <style:text-properties fo:font-size="9pt" fo:font-weight="normal" officeooo:rsid="0061e0ac" style:font-size-asian="9pt" style:font-weight-asian="normal" style:font-weight-complex="normal"/>
    </style:style>
    <style:style style:name="T34" style:family="text">
      <style:text-properties fo:font-size="9pt" fo:font-weight="normal" officeooo:rsid="0023cf34" style:font-size-asian="9pt" style:font-weight-asian="normal" style:font-weight-complex="normal"/>
    </style:style>
    <style:style style:name="T35" style:family="text">
      <style:text-properties fo:font-size="9pt" style:font-size-asian="9pt"/>
    </style:style>
    <style:style style:name="T36" style:family="text">
      <style:text-properties fo:font-size="9pt" officeooo:rsid="0023cf34" style:font-size-asian="9pt"/>
    </style:style>
    <style:style style:name="T37" style:family="text">
      <style:text-properties fo:font-size="9pt" officeooo:rsid="0047998b" style:font-size-asian="9pt"/>
    </style:style>
    <style:style style:name="T38" style:family="text">
      <style:text-properties fo:font-size="9pt" officeooo:rsid="002d3cc2" style:font-size-asian="9pt"/>
    </style:style>
    <style:style style:name="T39" style:family="text">
      <style:text-properties fo:font-size="9pt" officeooo:rsid="0047ecc8" style:font-size-asian="9pt"/>
    </style:style>
    <style:style style:name="T40" style:family="text">
      <style:text-properties fo:font-size="9pt" officeooo:rsid="0048b2d4" style:font-size-asian="9pt"/>
    </style:style>
    <style:style style:name="T41" style:family="text">
      <style:text-properties fo:font-size="9pt" officeooo:rsid="005dadc6" style:font-size-asian="9pt"/>
    </style:style>
    <style:style style:name="T42" style:family="text">
      <style:text-properties fo:font-size="9pt" fo:font-style="italic" officeooo:rsid="0047ecc8" style:font-size-asian="9pt" style:font-style-asian="italic" style:font-style-complex="italic"/>
    </style:style>
    <style:style style:name="T43" style:family="text">
      <style:text-properties officeooo:rsid="00502662"/>
    </style:style>
    <style:style style:name="T44" style:family="text">
      <style:text-properties officeooo:rsid="0058ea49"/>
    </style:style>
    <style:style style:name="T45" style:family="text">
      <style:text-properties officeooo:rsid="005be7d0"/>
    </style:style>
    <style:style style:name="T46" style:family="text">
      <style:text-properties officeooo:rsid="006f24e9"/>
    </style:style>
    <style:style style:name="T47" style:family="text">
      <style:text-properties officeooo:rsid="006fe6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138in" svg:stroke-color="#9f0c0c" draw:marker-start-width="0.1598in" draw:marker-end-width="0.1598in" draw:fill-color="#9f0c0c" draw:textarea-horizontal-align="center" draw:textarea-vertical-align="middle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Objective: </text:span><text:span text:style-name="T9">Summer of 2021 </text:span><text:span text:style-name="T10">i</text:span>nternship in computer architecture, digital hardware design, or <text:span text:style-name="T28">hardware </text:span>verification</text:p>
      <text:p text:style-name="P31">Education</text:p>
      <text:p text:style-name="P23"><draw:line text:anchor-type="paragraph" draw:z-index="0" draw:name="Shape1" draw:style-name="gr1" draw:text-style-name="P56" svg:x1="0.0083in" svg:y1="0.028in" svg:x2="7.3055in" svg:y2="0.028in"><text:p/></draw:line></text:p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9"><text:span text:style-name="T3">University of Wisconsin-Madison</text:span><text:span text:style-name="T4"> (GPA: 3.85/4.0</text:span><text:span text:style-name="T5">0</text:span><text:span text:style-name="T4">) </text:span></text:p>
          </table:table-cell>
          <table:table-cell table:style-name="Education.A1" office:value-type="string">
            <text:p text:style-name="P10">Spring 2021</text:p>
          </table:table-cell>
        </table:table-row>
      </table:table>
      <text:p text:style-name="P4">Bachelor of Science in <text:span text:style-name="T44">both </text:span>Computer Engineering and Computer Science</text:p>
      <text:p text:style-name="P19"/>
      <text:p text:style-name="P18">Related College Coursework</text:p>
      <table:table table:name="Coursework" table:style-name="Coursework">
        <table:table-column table:style-name="Coursework.A"/>
        <table:table-column table:style-name="Coursework.B"/>
        <table:table-column table:style-name="Coursework.C"/>
        <table:table-row>
          <table:table-cell table:style-name="Coursework.A1" office:value-type="string">
            <text:list xml:id="list2679801620" text:style-name="WWNum42">
              <text:list-item>
                <text:p text:style-name="P46">Advanced Computer Architecture 2 (757)</text:p>
              </text:list-item>
            </text:list>
          </table:table-cell>
          <table:table-cell table:style-name="Coursework.A1" office:value-type="string">
            <text:list xml:id="list190919637025487" text:continue-numbering="true" text:style-name="WWNum42">
              <text:list-item>
                <text:p text:style-name="P48">Computer Architecture (552)</text:p>
              </text:list-item>
            </text:list>
          </table:table-cell>
          <table:table-cell table:style-name="Coursework.A1" office:value-type="string">
            <text:list xml:id="list190918151343858" text:continue-numbering="true" text:style-name="WWNum42">
              <text:list-item>
                <text:p text:style-name="P48">Digital System Design &amp; Synthesis (551)</text:p>
              </text:list-item>
            </text:list>
          </table:table-cell>
        </table:table-row>
        <table:table-row>
          <table:table-cell table:style-name="Coursework.A1" office:value-type="string">
            <text:list xml:id="list190919037389744" text:continue-numbering="true" text:style-name="WWNum42">
              <text:list-item>
                <text:p text:style-name="P49">Parallel and Throughput-Optimized Programming (639)</text:p>
              </text:list-item>
            </text:list>
          </table:table-cell>
          <table:table-cell table:style-name="Coursework.A1" office:value-type="string">
            <text:list xml:id="list190918378409266" text:continue-numbering="true" text:style-name="WWNum42">
              <text:list-item>
                <text:p text:style-name="P48">Operating Systems (537)</text:p>
              </text:list-item>
            </text:list>
          </table:table-cell>
          <table:table-cell table:style-name="Coursework.A1" office:value-type="string">
            <text:list xml:id="list190917921007636" text:continue-numbering="true" text:style-name="WWNum42">
              <text:list-item>
                <text:p text:style-name="P51">Microprocessor Systems (353)</text:p>
              </text:list-item>
            </text:list>
          </table:table-cell>
        </table:table-row>
        <table:table-row>
          <table:table-cell table:style-name="Coursework.A1" office:value-type="string">
            <text:list xml:id="list190919436288700" text:continue-numbering="true" text:style-name="WWNum42">
              <text:list-item>
                <text:p text:style-name="P48">Object Oriented Programming &amp; Data Structures (400)</text:p>
              </text:list-item>
            </text:list>
          </table:table-cell>
          <table:table-cell table:style-name="Coursework.A1" office:value-type="string">
            <text:list xml:id="list190919132988116" text:continue-numbering="true" text:style-name="WWNum42">
              <text:list-item>
                <text:p text:style-name="P47"><text:span text:style-name="T11">L</text:span>inux and Shell Scripting</text:p>
              </text:list-item>
            </text:list>
          </table:table-cell>
          <table:table-cell table:style-name="Coursework.A1" office:value-type="string">
            <text:list xml:id="list190917732096287" text:continue-numbering="true" text:style-name="WWNum42">
              <text:list-item>
                <text:p text:style-name="P50">Circuits and Circuits Analysis (230 &amp; 340)</text:p>
              </text:list-item>
            </text:list>
          </table:table-cell>
        </table:table-row>
      </table:table>
      <text:p text:style-name="P31">Skills</text:p>
      <text:p text:style-name="P20"><draw:line text:anchor-type="paragraph" draw:z-index="1" draw:name="Shape1_0" draw:style-name="gr1" draw:text-style-name="P56" svg:x1="0.0083in" svg:y1="0.0311in" svg:x2="7.3055in" svg:y2="0.0311in"><text:p/></draw:line></text:p>
      <text:p text:style-name="P25"><text:span text:style-name="T3">Programming Languages:</text:span> C, Python, <text:span text:style-name="T45">Java,</text:span> Shell Scripting</text:p>
      <text:p text:style-name="P25"><text:span text:style-name="T3">Hardware Description Languages:</text:span> Verilog, System Verilog</text:p>
      <text:p text:style-name="P13"><text:span text:style-name="T23">Software:</text:span><text:span text:style-name="T20"> ModelSim, Icarus, Quartus, Vim, </text:span><text:span text:style-name="T21">git</text:span><text:span text:style-name="T20">, gem5</text:span></text:p>
      <text:p text:style-name="P27"><text:span text:style-name="T3">Operating Systems:</text:span> Linux (Ubuntu), MacOS, Windows</text:p>
      <text:p text:style-name="P26"><text:span text:style-name="T3">Databases:</text:span> MySQL</text:p>
      <text:p text:style-name="P31">Work Experience</text:p>
      <text:p text:style-name="P24"><draw:line text:anchor-type="paragraph" draw:z-index="2" draw:name="Shape1_1" draw:style-name="gr1" draw:text-style-name="P56" svg:x1="0.0083in" svg:y1="0.0173in" svg:x2="7.3248in" svg:y2="0.0173in"><text:p/></draw:line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2"><text:span text:style-name="T13">Arm</text:span><text:span text:style-name="T14"> – </text:span><text:span text:style-name="T15">Austin</text:span><text:span text:style-name="T14">, </text:span><text:span text:style-name="T15">TX</text:span></text:p>
          </table:table-cell>
          <table:table-cell table:style-name="Table8.A1" office:value-type="string">
            <text:p text:style-name="P32">Summer 2<text:span text:style-name="T29">020</text:span></text:p>
          </table:table-cell>
        </table:table-row>
      </table:table>
      <text:p text:style-name="P29"><text:span text:style-name="Body_20_Text_20_Char"><text:span text:style-name="T17">Hardware Engineering </text:span></text:span><text:span text:style-name="Body_20_Text_20_Char"><text:span text:style-name="T12">Internship – </text:span></text:span><text:span text:style-name="Body_20_Text_20_Char"><text:span text:style-name="T16">Systems Interconnect Verification Team</text:span></text:span></text:p>
      <text:list xml:id="list1608468551" text:style-name="L1">
        <text:list-item>
          <text:p text:style-name="P35">Developed internal <text:span text:style-name="T31">python</text:span><text:span text:style-name="T30"> tool</text:span><text:span text:style-name="T31"> to analyze the use of all plusargs within the UVM testbenches</text:span></text:p>
        </text:list-item>
        <text:list-item>
          <text:p text:style-name="P35"><text:span text:style-name="T8">F</text:span><text:span text:style-name="T7">ixed UVM </text:span><text:span text:style-name="T8">register definition auto-generation for more flexible RAL models</text:span></text:p>
        </text:list-item>
        <text:list-item>
          <text:p text:style-name="P37"><text:span text:style-name="T8">P</text:span><text:span text:style-name="T7">rogrammed module for modeling transactions between a master device to interconnect return nodes in SystemC</text:span></text:p>
        </text:list-item>
        <text:list-item>
          <text:p text:style-name="P36"><text:span text:style-name="Body_20_Text_20_Char"><text:span text:style-name="T32">Formally verified round robin </text:span></text:span><text:span text:style-name="Body_20_Text_20_Char"><text:span text:style-name="T33">and LSB priority </text:span></text:span><text:span text:style-name="Body_20_Text_20_Char"><text:span text:style-name="T32">arbiter</text:span></text:span><text:span text:style-name="Body_20_Text_20_Char"><text:span text:style-name="T33">s</text:span></text:span><text:span text:style-name="Body_20_Text_20_Char"><text:span text:style-name="T32"> using system verilog assertions</text:span></text:span></text:p>
        </text:list-item>
      </text:list>
      <text:p text:style-name="P11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4"><text:span text:style-name="T3">Qualcomm</text:span> – San Diego, CA</text:p>
          </table:table-cell>
          <table:table-cell table:style-name="Table7.A1" office:value-type="string">
            <text:p text:style-name="P33">Summer 2019</text:p>
          </table:table-cell>
        </table:table-row>
      </table:table>
      <text:p text:style-name="P28"><text:span text:style-name="Body_20_Text_20_Char"><text:span text:style-name="T17">Software Engineering </text:span></text:span><text:span text:style-name="Body_20_Text_20_Char"><text:span text:style-name="T12">Internship – Linux Kernel Memory Team</text:span></text:span></text:p>
      <text:list xml:id="list190919491606998" text:continue-numbering="true" text:style-name="L1">
        <text:list-item>
          <text:p text:style-name="P38">Improved kernel ION allocation speeds by ~10% that will be in the upstreamed kernel version</text:p>
        </text:list-item>
        <text:list-item>
          <text:p text:style-name="P39">Analyzed the efficiency of IOVA’s use of caching and compared it with MMAP’s gap searching RBTree</text:p>
        </text:list-item>
        <text:list-item>
          <text:p text:style-name="P40">Created internal python tool for parsing Linux RAM dump binaries</text:p>
        </text:list-item>
        <text:list-item>
          <text:p text:style-name="P40">Worked towards shifting mmap allocations to use the mempool API </text:p>
        </text:list-item>
      </text:list>
      <text:list xml:id="list1868066925" text:style-name="WWNum14">
        <text:list-header>
          <text:p text:style-name="P52"/>
        </text:list-header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"><text:span text:style-name="T3">Suvola</text:span> – Austin, TX</text:p>
          </table:table-cell>
          <table:table-cell table:style-name="Table6.A1" office:value-type="string">
            <text:p text:style-name="P33">Summer 2018</text:p>
          </table:table-cell>
        </table:table-row>
      </table:table>
      <text:p text:style-name="P28"><text:span text:style-name="Body_20_Text_20_Char"><text:span text:style-name="T17">Software Engineering </text:span></text:span><text:span text:style-name="Body_20_Text_20_Char"><text:span text:style-name="T12">Internship – Cybersecurity </text:span></text:span><text:span text:style-name="Body_20_Text_20_Char"><text:span text:style-name="T24">D</text:span></text:span><text:span text:style-name="Body_20_Text_20_Char"><text:span text:style-name="T12">evice </text:span></text:span><text:span text:style-name="Body_20_Text_20_Char"><text:span text:style-name="T24">D</text:span></text:span><text:span text:style-name="Body_20_Text_20_Char"><text:span text:style-name="T12">evelopment</text:span></text:span></text:p>
      <text:list xml:id="list190919537639741" text:continue-list="list190919491606998" text:style-name="L1">
        <text:list-item>
          <text:p text:style-name="P41">Assisted patent creation for a cybersecurity device through flowcharts, device descriptions, and outside patent research</text:p>
        </text:list-item>
        <text:list-item>
          <text:p text:style-name="P41"><text:span text:style-name="Body_20_Text_20_Char"><text:span text:style-name="T35">Coded </text:span></text:span><text:span text:style-name="Body_20_Text_20_Char"><text:span text:style-name="T36">a proof of concept java backend to demonstrate the device’s functionality</text:span></text:span></text:p>
          <text:p text:style-name="P53"><text:span text:style-name="Body_20_Text_20_Char"><text:span text:style-name="T18"/></text:span></text:p>
        </text:list-item>
      </text:list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6"><text:span text:style-name="T3">SimpleRisk</text:span> – Austin, TX</text:p>
          </table:table-cell>
          <table:table-cell table:style-name="Table9.A1" office:value-type="string">
            <text:p text:style-name="P34">Summer 2018</text:p>
          </table:table-cell>
        </table:table-row>
      </table:table>
      <text:p text:style-name="P30"><text:span text:style-name="Body_20_Text_20_Char"><text:span text:style-name="T16">Programming</text:span></text:span><text:span text:style-name="Body_20_Text_20_Char"><text:span text:style-name="T17"> </text:span></text:span><text:span text:style-name="Body_20_Text_20_Char"><text:span text:style-name="T12">Internship – Governance, </text:span></text:span><text:span text:style-name="Body_20_Text_20_Char"><text:span text:style-name="T24">R</text:span></text:span><text:span text:style-name="Body_20_Text_20_Char"><text:span text:style-name="T12">isk </text:span></text:span><text:span text:style-name="Body_20_Text_20_Char"><text:span text:style-name="T24">M</text:span></text:span><text:span text:style-name="Body_20_Text_20_Char"><text:span text:style-name="T12">anagement, and </text:span></text:span><text:span text:style-name="Body_20_Text_20_Char"><text:span text:style-name="T24">C</text:span></text:span><text:span text:style-name="Body_20_Text_20_Char"><text:span text:style-name="T12">ompliance </text:span></text:span><text:span text:style-name="Body_20_Text_20_Char"><text:span text:style-name="T24">W</text:span></text:span><text:span text:style-name="Body_20_Text_20_Char"><text:span text:style-name="T12">ebsite</text:span></text:span></text:p>
      <text:list xml:id="list190918825931504" text:continue-numbering="true" text:style-name="L1">
        <text:list-item>
          <text:p text:style-name="P42"><text:span text:style-name="Body_20_Text_20_Char"><text:span text:style-name="T37">Minor syntax and bug fixes for MySQL database queries</text:span></text:span></text:p>
        </text:list-item>
        <text:list-item>
          <text:p text:style-name="P42"><text:span text:style-name="Body_20_Text_20_Char"><text:span text:style-name="T37">Added </text:span></text:span><text:span text:style-name="Body_20_Text_20_Char"><text:span text:style-name="T38">explicit user-based comment permissions within page sections</text:span></text:span></text:p>
        </text:list-item>
      </text:list>
      <text:p text:style-name="P55"><text:span text:style-name="T25">Project</text:span><text:span text:style-name="T27">s</text:span></text:p>
      <text:p text:style-name="P21"><draw:line text:anchor-type="paragraph" draw:z-index="3" draw:name="Shape1_2" draw:style-name="gr1" draw:text-style-name="P56" svg:x1="0.0083in" svg:y1="0.0173in" svg:x2="7.3311in" svg:y2="0.0173in"><text:p/></draw:line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5">Computer Science and Engineering Projects</text:p>
          </table:table-cell>
          <table:table-cell table:style-name="Table3.A1" office:value-type="string">
            <text:p text:style-name="P33">2018 - 2020</text:p>
          </table:table-cell>
        </table:table-row>
      </table:table>
      <text:p text:style-name="P28"><text:span text:style-name="Body_20_Text_20_Char"><text:span text:style-name="T12">Projects created through computer science and engineering courses</text:span></text:span></text:p>
      <text:list xml:id="list190918154356645" text:continue-numbering="true" text:style-name="L1">
        <text:list-item>
          <text:p text:style-name="P43"><text:span text:style-name="Body_20_Text_20_Char"><text:span text:style-name="T39">Predicted performance for coherence decoupled systems (directory-based MESI protocol) using a 2-level predictor</text:span></text:span></text:p>
          <text:p text:style-name="P43"><text:span text:style-name="Body_20_Text_20_Char"><text:span text:style-name="T39">for </text:span></text:span><text:span text:style-name="Body_20_Text_20_Char"><text:span text:style-name="T42">improved</text:span></text:span><text:span text:style-name="Body_20_Text_20_Char"><text:span text:style-name="T39"> accuracy, and estimated rollback costs for </text:span></text:span><text:span text:style-name="Body_20_Text_20_Char"><text:span text:style-name="T42">complete</text:span></text:span><text:span text:style-name="Body_20_Text_20_Char"><text:span text:style-name="T39"> accuracy using the gem5 architecture simulator</text:span></text:span></text:p>
        </text:list-item>
        <text:list-item>
          <text:p text:style-name="P44"><text:span text:style-name="Body_20_Text_20_Char"><text:span text:style-name="T39">Self-balancing </text:span></text:span><text:span text:style-name="Body_20_Text_20_Char"><text:span text:style-name="T41">S</text:span></text:span><text:span text:style-name="Body_20_Text_20_Char"><text:span text:style-name="T39">egway written in Verilog for a DE0-Nano FPGA board</text:span></text:span></text:p>
        </text:list-item>
        <text:list-item>
          <text:p text:style-name="P44"><text:span text:style-name="Body_20_Text_20_Char"><text:span text:style-name="T39">Synthesized 5-stage pipelined CPU with separate, 2-way set associative Instruction and Data Caches </text:span></text:span></text:p>
          <text:p text:style-name="P44"><text:span text:style-name="Body_20_Text_20_Char"><text:span text:style-name="T18">(using an LRU replacement policy) written in Verilog</text:span></text:span></text:p>
        </text:list-item>
      </text:list>
      <text:p text:style-name="P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8">Hackathons (HackNYU and HackMobile)</text:p>
          </table:table-cell>
          <table:table-cell table:style-name="Table4.A1" office:value-type="string">
            <text:p text:style-name="P33">2018 - 2019</text:p>
          </table:table-cell>
        </table:table-row>
      </table:table>
      <text:p text:style-name="P28"><text:span text:style-name="Body_20_Text_20_Char"><text:span text:style-name="T12">48- and 24-hour coding project competitions</text:span></text:span></text:p>
      <text:list xml:id="list190918961909991" text:continue-numbering="true" text:style-name="L1">
        <text:list-item>
          <text:p text:style-name="P45"><text:span text:style-name="Body_20_Text_20_Char"><text:span text:style-name="T40">Developed a mobile iOS application for animal photo recognition using Microsoft’s Custom Vision API</text:span></text:span></text:p>
        </text:list-item>
        <text:list-item>
          <text:p text:style-name="P45"><text:span text:style-name="Body_20_Text_20_Char"><text:span text:style-name="T40">Wrote </text:span></text:span><text:span text:style-name="Body_20_Text_20_Char"><text:span text:style-name="T34">an Android app that sends dense packets of information to proactively track lost people (connection-free)</text:span></text:span></text:p>
        </text:list-item>
      </text:list>
      <text:p text:style-name="P5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" svg:font-family="Courier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95in" style:type="center"/>
          <style:tab-stop style:position="7.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>
      <style:text-properties fo:font-size="10pt" style:font-size-asian="10pt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top="0in" fo:margin-bottom="0in" loext:contextual-spacing="false" fo:line-height="115%" fo:text-align="center" style:justify-single-word="false">
        <style:tab-stops>
          <style:tab-stop style:position="3.5646in" style:type="center"/>
          <style:tab-stop style:position="6.9252in" style:type="right"/>
        </style:tab-stops>
      </style:paragraph-properties>
      <style:text-properties fo:font-size="16pt" fo:font-weight="bold" officeooo:rsid="001f65b9" officeooo:paragraph-rsid="001f65b9" style:font-size-asian="16pt" style:font-weight-asian="bold" style:font-size-complex="16pt" style:font-weight-complex="bold"/>
    </style:style>
    <style:style style:name="MP2" style:family="paragraph" style:parent-style-name="Header">
      <style:paragraph-properties fo:margin-top="0in" fo:margin-bottom="0in" loext:contextual-spacing="false" fo:line-height="115%" fo:text-align="center" style:justify-single-word="false">
        <style:tab-stops>
          <style:tab-stop style:position="3.252in" style:type="center"/>
          <style:tab-stop style:position="6.9252in" style:type="right"/>
        </style:tab-stops>
      </style:paragraph-properties>
      <style:text-properties officeooo:rsid="001f65b9" officeooo:paragraph-rsid="0062c90c"/>
    </style:style>
    <style:style style:name="MT1" style:family="text">
      <style:text-properties fo:font-size="8pt" officeooo:rsid="0062c90c" style:font-size-asian="8pt" style:font-size-complex="8pt"/>
    </style:style>
    <style:style style:name="MT2" style:family="text"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6in" fo:margin-bottom="0.6in" fo:margin-left="0.6in" fo:margin-right="0.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="none" fo:padding="0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Reese Kuper</text:p>
        <text:p text:style-name="MP2"><text:span text:style-name="MT1">reesekuper.com | </text:span><text:a xlink:type="simple" xlink:href="mailto:reese.kuper@gmail.com" text:style-name="Internet_20_link" text:visited-style-name="Visited_20_Internet_20_Link"><text:span text:style-name="MT2">reese.kuper@gmail.com</text:span></text:a><text:span text:style-name="MT1"> | </text:span><text:span text:style-name="MT2">847-848-5208 <text:s/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4T21:36:37.904595263</meta:creation-date>
    <dc:date>2020-09-03T19:09:17.541378025</dc:date>
    <meta:editing-duration>P1DT13H41M</meta:editing-duration>
    <meta:editing-cycles>58</meta:editing-cycles>
    <meta:generator>LibreOffice/6.4.5.2$Linux_X86_64 LibreOffice_project/40$Build-2</meta:generator>
    <meta:document-statistic meta:table-count="8" meta:image-count="0" meta:object-count="0" meta:page-count="1" meta:paragraph-count="64" meta:word-count="461" meta:character-count="3198" meta:non-whitespace-character-count="2816"/>
  </office:meta>
</office:document-meta>
</file>